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>
          <table:table-cell table:number-columns-repeated="3"/>
          <table:table-cell office:value-type="string" calcext:value-type="string">
            <text:p>rssi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 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0.05839416" calcext:value-type="float">
            <text:p>0.05839416</text:p>
          </table:table-cell>
          <table:table-cell office:value-type="float" office:value="0.05109489" calcext:value-type="float">
            <text:p>0.05109489</text:p>
          </table:table-cell>
          <table:table-cell office:value-type="float" office:value="0.18978103" calcext:value-type="float">
            <text:p>0.18978103</text:p>
          </table:table-cell>
          <table:table-cell table:number-columns-repeated="2" office:value-type="float" office:value="0.11678832" calcext:value-type="float">
            <text:p>0.11678832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0.08759124" calcext:value-type="float">
            <text:p>0.08759124</text:p>
          </table:table-cell>
          <table:table-cell table:number-columns-repeated="2" office:value-type="float" office:value="0.02919708" calcext:value-type="float">
            <text:p>0.02919708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04379562" calcext:value-type="float">
            <text:p>0.04379562</text:p>
          </table:table-cell>
          <table:table-cell office:value-type="float" office:value="0.01459854" calcext:value-type="float">
            <text:p>0.01459854</text:p>
          </table:table-cell>
          <table:table-cell table:number-columns-repeated="16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3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.022346368" calcext:value-type="float">
            <text:p>0.022346368</text:p>
          </table:table-cell>
          <table:table-cell office:value-type="float" office:value="0.044692736" calcext:value-type="float">
            <text:p>0.044692736</text:p>
          </table:table-cell>
          <table:table-cell office:value-type="float" office:value="0.022346368" calcext:value-type="float">
            <text:p>0.022346368</text:p>
          </table:table-cell>
          <table:table-cell office:value-type="float" office:value="0.03538175" calcext:value-type="float">
            <text:p>0.03538175</text:p>
          </table:table-cell>
          <table:table-cell office:value-type="float" office:value="0.14897579" calcext:value-type="float">
            <text:p>0.14897579</text:p>
          </table:table-cell>
          <table:table-cell office:value-type="float" office:value="0.11545624" calcext:value-type="float">
            <text:p>0.11545624</text:p>
          </table:table-cell>
          <table:table-cell office:value-type="float" office:value="0.12476723" calcext:value-type="float">
            <text:p>0.12476723</text:p>
          </table:table-cell>
          <table:table-cell office:value-type="float" office:value="0.07635009" calcext:value-type="float">
            <text:p>0.07635009</text:p>
          </table:table-cell>
          <table:table-cell office:value-type="float" office:value="0.10428306" calcext:value-type="float">
            <text:p>0.10428306</text:p>
          </table:table-cell>
          <table:table-cell office:value-type="float" office:value="0.11173184" calcext:value-type="float">
            <text:p>0.11173184</text:p>
          </table:table-cell>
          <table:table-cell office:value-type="float" office:value="0.037243947" calcext:value-type="float">
            <text:p>0.037243947</text:p>
          </table:table-cell>
          <table:table-cell office:value-type="float" office:value="0.096834265" calcext:value-type="float">
            <text:p>0.096834265</text:p>
          </table:table-cell>
          <table:table-cell office:value-type="float" office:value="0.029795159" calcext:value-type="float">
            <text:p>0.029795159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29795159" calcext:value-type="float">
            <text:p>0.029795159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15444015" calcext:value-type="float">
            <text:p>0.015444015</text:p>
          </table:table-cell>
          <table:table-cell office:value-type="string" calcext:value-type="string">
            <text:p>0</text:p>
          </table:table-cell>
          <table:table-cell office:value-type="float" office:value="0.046332046" calcext:value-type="float">
            <text:p>0.046332046</text:p>
          </table:table-cell>
          <table:table-cell office:value-type="float" office:value="0.09266409" calcext:value-type="float">
            <text:p>0.09266409</text:p>
          </table:table-cell>
          <table:table-cell office:value-type="float" office:value="0.08880309" calcext:value-type="float">
            <text:p>0.08880309</text:p>
          </table:table-cell>
          <table:table-cell office:value-type="float" office:value="0.1042471" calcext:value-type="float">
            <text:p>0.1042471</text:p>
          </table:table-cell>
          <table:table-cell office:value-type="float" office:value="0.09266409" calcext:value-type="float">
            <text:p>0.09266409</text:p>
          </table:table-cell>
          <table:table-cell office:value-type="float" office:value="0.12355212" calcext:value-type="float">
            <text:p>0.12355212</text:p>
          </table:table-cell>
          <table:table-cell office:value-type="float" office:value="0.16216215" calcext:value-type="float">
            <text:p>0.16216215</text:p>
          </table:table-cell>
          <table:table-cell office:value-type="float" office:value="0.057915058" calcext:value-type="float">
            <text:p>0.057915058</text:p>
          </table:table-cell>
          <table:table-cell office:value-type="float" office:value="0.06177606" calcext:value-type="float">
            <text:p>0.06177606</text:p>
          </table:table-cell>
          <table:table-cell office:value-type="float" office:value="0.14671814" calcext:value-type="float">
            <text:p>0.14671814</text:p>
          </table:table-cell>
          <table:table-cell office:value-type="string" calcext:value-type="string">
            <text:p>0</text:p>
          </table:table-cell>
          <table:table-cell office:value-type="float" office:value="0.0077220076" calcext:value-type="float">
            <text:p>0.0077220076</text:p>
          </table:table-cell>
          <table:table-cell table:number-columns-repeated="18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082474224" calcext:value-type="float">
            <text:p>0.082474224</text:p>
          </table:table-cell>
          <table:table-cell office:value-type="string" calcext:value-type="string">
            <text:p>0</text:p>
          </table:table-cell>
          <table:table-cell office:value-type="float" office:value="0.041237112" calcext:value-type="float">
            <text:p>0.041237112</text:p>
          </table:table-cell>
          <table:table-cell office:value-type="float" office:value="0.26804122" calcext:value-type="float">
            <text:p>0.26804122</text:p>
          </table:table-cell>
          <table:table-cell office:value-type="float" office:value="0.14432989" calcext:value-type="float">
            <text:p>0.14432989</text:p>
          </table:table-cell>
          <table:table-cell office:value-type="float" office:value="0.082474224" calcext:value-type="float">
            <text:p>0.082474224</text:p>
          </table:table-cell>
          <table:table-cell office:value-type="float" office:value="0.072164945" calcext:value-type="float">
            <text:p>0.072164945</text:p>
          </table:table-cell>
          <table:table-cell office:value-type="float" office:value="0.12371134" calcext:value-type="float">
            <text:p>0.12371134</text:p>
          </table:table-cell>
          <table:table-cell table:number-columns-repeated="2" office:value-type="float" office:value="0.041237112" calcext:value-type="float">
            <text:p>0.041237112</text:p>
          </table:table-cell>
          <table:table-cell office:value-type="float" office:value="0.10309278" calcext:value-type="float">
            <text:p>0.10309278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7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8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9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0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0.033333335" calcext:value-type="float">
            <text:p>0.03333333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033333335" calcext:value-type="float">
            <text:p>0.033333335</text:p>
          </table:table-cell>
          <table:table-cell office:value-type="float" office:value="0.09166667" calcext:value-type="float">
            <text:p>0.09166667</text:p>
          </table:table-cell>
          <table:table-cell office:value-type="float" office:value="0.058333334" calcext:value-type="float">
            <text:p>0.058333334</text:p>
          </table:table-cell>
          <table:table-cell office:value-type="float" office:value="0.025" calcext:value-type="float">
            <text:p>0.025</text:p>
          </table:table-cell>
          <table:table-cell table:number-columns-repeated="2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.074074075" calcext:value-type="float">
            <text:p>0.074074075</text:p>
          </table:table-cell>
          <table:table-cell office:value-type="float" office:value="0.18518518" calcext:value-type="float">
            <text:p>0.18518518</text:p>
          </table:table-cell>
          <table:table-cell office:value-type="float" office:value="0.33333334" calcext:value-type="float">
            <text:p>0.33333334</text:p>
          </table:table-cell>
          <table:table-cell office:value-type="float" office:value="0.14814815" calcext:value-type="float">
            <text:p>0.14814815</text:p>
          </table:table-cell>
          <table:table-cell office:value-type="float" office:value="0.18518518" calcext:value-type="float">
            <text:p>0.18518518</text:p>
          </table:table-cell>
          <table:table-cell table:number-columns-repeated="26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3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14336918" calcext:value-type="float">
            <text:p>0.01433691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28673835" calcext:value-type="float">
            <text:p>0.028673835</text:p>
          </table:table-cell>
          <table:table-cell office:value-type="float" office:value="0.07168459" calcext:value-type="float">
            <text:p>0.07168459</text:p>
          </table:table-cell>
          <table:table-cell office:value-type="float" office:value="0.014336918" calcext:value-type="float">
            <text:p>0.014336918</text:p>
          </table:table-cell>
          <table:table-cell office:value-type="float" office:value="0.05734767" calcext:value-type="float">
            <text:p>0.05734767</text:p>
          </table:table-cell>
          <table:table-cell office:value-type="float" office:value="0.12903225" calcext:value-type="float">
            <text:p>0.12903225</text:p>
          </table:table-cell>
          <table:table-cell office:value-type="float" office:value="0.07168459" calcext:value-type="float">
            <text:p>0.07168459</text:p>
          </table:table-cell>
          <table:table-cell office:value-type="float" office:value="0.12903225" calcext:value-type="float">
            <text:p>0.12903225</text:p>
          </table:table-cell>
          <table:table-cell office:value-type="float" office:value="0.17204301" calcext:value-type="float">
            <text:p>0.17204301</text:p>
          </table:table-cell>
          <table:table-cell office:value-type="float" office:value="0.1577061" calcext:value-type="float">
            <text:p>0.1577061</text:p>
          </table:table-cell>
          <table:table-cell office:value-type="float" office:value="0.028673835" calcext:value-type="float">
            <text:p>0.028673835</text:p>
          </table:table-cell>
          <table:table-cell office:value-type="float" office:value="0.09677419" calcext:value-type="float">
            <text:p>0.09677419</text:p>
          </table:table-cell>
          <table:table-cell office:value-type="float" office:value="0.028673835" calcext:value-type="float">
            <text:p>0.028673835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4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.020304568" calcext:value-type="float">
            <text:p>0.02030456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030456852" calcext:value-type="float">
            <text:p>0.030456852</text:p>
          </table:table-cell>
          <table:table-cell office:value-type="float" office:value="0.020304568" calcext:value-type="float">
            <text:p>0.020304568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.010152284" calcext:value-type="float">
            <text:p>0.010152284</text:p>
          </table:table-cell>
          <table:table-cell office:value-type="float" office:value="0.040609136" calcext:value-type="float">
            <text:p>0.040609136</text:p>
          </table:table-cell>
          <table:table-cell office:value-type="float" office:value="0.11167513" calcext:value-type="float">
            <text:p>0.11167513</text:p>
          </table:table-cell>
          <table:table-cell office:value-type="float" office:value="0.10659899" calcext:value-type="float">
            <text:p>0.10659899</text:p>
          </table:table-cell>
          <table:table-cell office:value-type="float" office:value="0.11928934" calcext:value-type="float">
            <text:p>0.11928934</text:p>
          </table:table-cell>
          <table:table-cell office:value-type="float" office:value="0.063451774" calcext:value-type="float">
            <text:p>0.063451774</text:p>
          </table:table-cell>
          <table:table-cell office:value-type="float" office:value="0.060913704" calcext:value-type="float">
            <text:p>0.060913704</text:p>
          </table:table-cell>
          <table:table-cell office:value-type="float" office:value="0.040609136" calcext:value-type="float">
            <text:p>0.040609136</text:p>
          </table:table-cell>
          <table:table-cell office:value-type="float" office:value="0.15228426" calcext:value-type="float">
            <text:p>0.15228426</text:p>
          </table:table-cell>
          <table:table-cell office:value-type="float" office:value="0.13197969" calcext:value-type="float">
            <text:p>0.13197969</text:p>
          </table:table-cell>
          <table:table-cell office:value-type="float" office:value="0.030456852" calcext:value-type="float">
            <text:p>0.030456852</text:p>
          </table:table-cell>
          <table:table-cell table:number-columns-repeated="2" office:value-type="float" office:value="0.020304568" calcext:value-type="float">
            <text:p>0.020304568</text:p>
          </table:table-cell>
          <table:table-cell office:value-type="string" calcext:value-type="string">
            <text:p>0</text:p>
          </table:table-cell>
          <table:table-cell office:value-type="float" office:value="0.010152284" calcext:value-type="float">
            <text:p>0.010152284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5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6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7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table:number-columns-repeated="4"/>
          <table:table-cell table:formula="of:=MAX([.E2:.E18])" office:value-type="float" office:value="0.033333335" calcext:value-type="float">
            <text:p/>
          </table:table-cell>
          <table:table-cell table:formula="of:=MAX([.F2:.F18])" office:value-type="float" office:value="0" calcext:value-type="float">
            <text:p/>
          </table:table-cell>
          <table:table-cell table:formula="of:=MAX([.G2:.G18])" office:value-type="float" office:value="0.074074075" calcext:value-type="float">
            <text:p/>
          </table:table-cell>
          <table:table-cell table:formula="of:=MAX([.H2:.H18])" office:value-type="float" office:value="0.1" calcext:value-type="float">
            <text:p/>
          </table:table-cell>
          <table:table-cell table:formula="of:=MAX([.I2:.I18])" office:value-type="float" office:value="0.225" calcext:value-type="float">
            <text:p/>
          </table:table-cell>
          <table:table-cell table:formula="of:=MAX([.J2:.J18])" office:value-type="float" office:value="0.4" calcext:value-type="float">
            <text:p/>
          </table:table-cell>
          <table:table-cell table:formula="of:=MAX([.K2:.K18])" office:value-type="float" office:value="0.26804122" calcext:value-type="float">
            <text:p/>
          </table:table-cell>
          <table:table-cell table:formula="of:=MAX([.L2:.L18])" office:value-type="float" office:value="0.18518518" calcext:value-type="float">
            <text:p/>
          </table:table-cell>
          <table:table-cell table:formula="of:=MAX([.M2:.M18])" office:value-type="float" office:value="0.11678832" calcext:value-type="float">
            <text:p/>
          </table:table-cell>
          <table:table-cell table:formula="of:=MAX([.N2:.N18])" office:value-type="float" office:value="0.12355212" calcext:value-type="float">
            <text:p/>
          </table:table-cell>
          <table:table-cell table:formula="of:=MAX([.O2:.O18])" office:value-type="float" office:value="0.16216215" calcext:value-type="float">
            <text:p/>
          </table:table-cell>
          <table:table-cell table:formula="of:=MAX([.P2:.P18])" office:value-type="float" office:value="0.11545624" calcext:value-type="float">
            <text:p/>
          </table:table-cell>
          <table:table-cell table:formula="of:=MAX([.Q2:.Q18])" office:value-type="float" office:value="0.12476723" calcext:value-type="float">
            <text:p/>
          </table:table-cell>
          <table:table-cell table:formula="of:=MAX([.R2:.R18])" office:value-type="float" office:value="0.14671814" calcext:value-type="float">
            <text:p/>
          </table:table-cell>
          <table:table-cell table:formula="of:=MAX([.S2:.S18])" office:value-type="float" office:value="0.10428306" calcext:value-type="float">
            <text:p/>
          </table:table-cell>
          <table:table-cell table:formula="of:=MAX([.T2:.T18])" office:value-type="float" office:value="0.12903225" calcext:value-type="float">
            <text:p/>
          </table:table-cell>
          <table:table-cell table:formula="of:=MAX([.U2:.U18])" office:value-type="float" office:value="0.17204301" calcext:value-type="float">
            <text:p/>
          </table:table-cell>
          <table:table-cell table:formula="of:=MAX([.V2:.V18])" office:value-type="float" office:value="0.1577061" calcext:value-type="float">
            <text:p/>
          </table:table-cell>
          <table:table-cell table:formula="of:=MAX([.W2:.W18])" office:value-type="float" office:value="0.11167513" calcext:value-type="float">
            <text:p/>
          </table:table-cell>
          <table:table-cell table:formula="of:=MAX([.X2:.X18])" office:value-type="float" office:value="0.10659899" calcext:value-type="float">
            <text:p/>
          </table:table-cell>
          <table:table-cell table:formula="of:=MAX([.Y2:.Y18])" office:value-type="float" office:value="0.11928934" calcext:value-type="float">
            <text:p/>
          </table:table-cell>
          <table:table-cell table:formula="of:=MAX([.Z2:.Z18])" office:value-type="float" office:value="0.063451774" calcext:value-type="float">
            <text:p/>
          </table:table-cell>
          <table:table-cell table:formula="of:=MAX([.AA2:.AA18])" office:value-type="float" office:value="0.060913704" calcext:value-type="float">
            <text:p/>
          </table:table-cell>
          <table:table-cell table:formula="of:=MAX([.AB2:.AB18])" office:value-type="float" office:value="0.040609136" calcext:value-type="float">
            <text:p/>
          </table:table-cell>
          <table:table-cell table:formula="of:=MAX([.AC2:.AC18])" office:value-type="float" office:value="0.15228426" calcext:value-type="float">
            <text:p/>
          </table:table-cell>
          <table:table-cell table:formula="of:=MAX([.AD2:.AD18])" office:value-type="float" office:value="0.13197969" calcext:value-type="float">
            <text:p/>
          </table:table-cell>
          <table:table-cell table:formula="of:=MAX([.AE2:.AE18])" office:value-type="float" office:value="0.030456852" calcext:value-type="float">
            <text:p/>
          </table:table-cell>
          <table:table-cell table:formula="of:=MAX([.AF2:.AF18])" office:value-type="float" office:value="0.020304568" calcext:value-type="float">
            <text:p/>
          </table:table-cell>
          <table:table-cell table:formula="of:=MAX([.AG2:.AG18])" office:value-type="float" office:value="0.020304568" calcext:value-type="float">
            <text:p/>
          </table:table-cell>
          <table:table-cell table:formula="of:=MAX([.AH2:.AH18])" office:value-type="float" office:value="0" calcext:value-type="float">
            <text:p/>
          </table:table-cell>
          <table:table-cell table:formula="of:=MAX([.AI2:.AI18])" office:value-type="float" office:value="0.010152284" calcext:value-type="float">
            <text:p/>
          </table:table-cell>
          <table:table-cell table:formula="of:=MAX([.AJ2:.AJ18])" office:value-type="float" office:value="0" calcext:value-type="float">
            <text:p/>
          </table:table-cell>
          <table:table-cell table:formula="of:=MAX([.AK2:.AK18])" office:value-type="float" office:value="0" calcext:value-type="float">
            <text:p/>
          </table:table-cell>
          <table:table-cell table:formula="of:=MAX([.AL2:.AL18])" office:value-type="float" office:value="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2:45:18.026314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9:20:19.344363587</meta:creation-date>
    <dc:date>2014-06-03T20:35:51.209141711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664" meta:object-count="0"/>
  </office:meta>
</office:document-meta>
</file>